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cord_5f_Of_5f_Change" style:display-name="Record_Of_Change" style:family="table">
      <style:table-properties style:width="6.925in" fo:break-before="page" table:align="margins"/>
    </style:style>
    <style:style style:name="Record_5f_Of_5f_Change.A" style:display-name="Record_Of_Change.A" style:family="table-column">
      <style:table-column-properties style:column-width="1.7313in" style:rel-column-width="16383*"/>
    </style:style>
    <style:style style:name="Record_5f_Of_5f_Change.D" style:display-name="Record_Of_Change.D" style:family="table-column">
      <style:table-column-properties style:column-width="1.7313in" style:rel-column-width="16386*"/>
    </style:style>
    <style:style style:name="Record_5f_Of_5f_Change.A1" style:display-name="Record_Of_Chang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cord_5f_Of_5f_Change.D1" style:display-name="Record_Of_Change.D1" style:family="table-cell">
      <style:table-cell-properties fo:padding="0.0382in" fo:border="0.0007in solid #000000"/>
    </style:style>
    <style:style style:name="Record_5f_Of_5f_Change.A2" style:display-name="Record_Of_Change.A2" style:family="table-cell">
      <style:table-cell-properties fo:padding="0.0382in" fo:border-left="0.0007in solid #000000" fo:border-right="none" fo:border-top="none" fo:border-bottom="0.0007in solid #000000"/>
    </style:style>
    <style:style style:name="Record_5f_Of_5f_Change.C2" style:display-name="Record_Of_Change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Record_5f_Of_5f_Change.D2" style:display-name="Record_Of_Chang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Heading"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start" style:justify-single-word="false" fo:break-before="page"/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ission Readiness Tracker Requirements</text:p>
      <text:p text:style-name="P5"/>
      <text:p text:style-name="P5">by</text:p>
      <text:p text:style-name="P5"/>
      <text:p text:style-name="P5">Daniel A. Lowe</text:p>
      <text:p text:style-name="P5"/>
      <text:p text:style-name="P5">08-July-2018</text:p>
      <table:table table:name="Record_Of_Change" table:style-name="Record_5f_Of_5f_Change">
        <table:table-column table:style-name="Record_5f_Of_5f_Change.A" table:number-columns-repeated="3"/>
        <table:table-column table:style-name="Record_5f_Of_5f_Change.D"/>
        <table:table-header-rows>
          <table:table-row>
            <table:table-cell table:style-name="Record_5f_Of_5f_Change.A1" office:value-type="string">
              <text:p text:style-name="P7">Name</text:p>
            </table:table-cell>
            <table:table-cell table:style-name="Record_5f_Of_5f_Change.A1" office:value-type="string">
              <text:p text:style-name="P7">Company</text:p>
            </table:table-cell>
            <table:table-cell table:style-name="Record_5f_Of_5f_Change.A1" office:value-type="string">
              <text:p text:style-name="P7">Date</text:p>
            </table:table-cell>
            <table:table-cell table:style-name="Record_5f_Of_5f_Change.D1" office:value-type="string">
              <text:p text:style-name="P7">Change</text:p>
            </table:table-cell>
          </table:table-row>
        </table:table-header-rows>
        <table:table-row>
          <table:table-cell table:style-name="Record_5f_Of_5f_Change.A2" office:value-type="string">
            <text:p text:style-name="P3">Daniel Lowe</text:p>
          </table:table-cell>
          <table:table-cell table:style-name="Record_5f_Of_5f_Change.A2" office:value-type="string">
            <text:p text:style-name="P3">Strange Tech</text:p>
          </table:table-cell>
          <table:table-cell table:style-name="Record_5f_Of_5f_Change.C2" office:value-type="date" office:date-value="2018-07-08">
            <text:p text:style-name="P3">07/08/18</text:p>
          </table:table-cell>
          <table:table-cell table:style-name="Record_5f_Of_5f_Change.D2" office:value-type="string">
            <text:p text:style-name="P3">Initial</text:p>
          </table:table-cell>
        </table:table-row>
      </table:table>
      <text:p text:style-name="P6"/>
      <text:list xml:id="list7157737047207509795" text:style-name="L1">
        <text:list-item>
          <text:p text:style-name="P9">Program Administration</text:p>
          <text:list>
            <text:list-item>
              <text:p text:style-name="P8">User Information</text:p>
              <text:list>
                <text:list-item>
                  <text:p text:style-name="P8">Username</text:p>
                </text:list-item>
                <text:list-item>
                  <text:p text:style-name="P8">User rights</text:p>
                </text:list-item>
              </text:list>
            </text:list-item>
            <text:list-item>
              <text:p text:style-name="P8">List Of Values</text:p>
              <text:list>
                <text:list-item>
                  <text:p text:style-name="P8">Configuration Table Fields</text:p>
                  <text:list>
                    <text:list-item>
                      <text:p text:style-name="P8">Unique Identification – Character</text:p>
                    </text:list-item>
                    <text:list-item>
                      <text:p text:style-name="P8">Parent Identification – Character</text:p>
                    </text:list-item>
                    <text:list-item>
                      <text:p text:style-name="P8">Item Text – Character</text:p>
                    </text:list-item>
                    <text:list-item>
                      <text:p text:style-name="P8">Item Description – Character</text:p>
                    </text:list-item>
                  </text:list>
                </text:list-item>
                <text:list-item>
                  <text:p text:style-name="P8">Military Component</text:p>
                  <text:list>
                    <text:list-item>
                      <text:p text:style-name="P8">Army</text:p>
                      <text:list>
                        <text:list-item>
                          <text:p text:style-name="P8">Reserve</text:p>
                        </text:list-item>
                        <text:list-item>
                          <text:p text:style-name="P8">National Guard</text:p>
                        </text:list-item>
                      </text:list>
                    </text:list-item>
                    <text:list-item>
                      <text:p text:style-name="P8">Air Force</text:p>
                      <text:list>
                        <text:list-item>
                          <text:p text:style-name="P8">Reserve</text:p>
                        </text:list-item>
                        <text:list-item>
                          <text:p text:style-name="P8">National Guard</text:p>
                        </text:list-item>
                      </text:list>
                    </text:list-item>
                    <text:list-item>
                      <text:p text:style-name="P8">Navy</text:p>
                    </text:list-item>
                    <text:list-item>
                      <text:p text:style-name="P8">Marine</text:p>
                      <text:list>
                        <text:list-item>
                          <text:p text:style-name="P8">Reserve</text:p>
                        </text:list-item>
                      </text:list>
                    </text:list-item>
                    <text:list-item>
                      <text:p text:style-name="P8">Coast Guard</text:p>
                    </text:list-item>
                  </text:list>
                </text:list-item>
                <text:list-item>
                  <text:p text:style-name="P8">Rank</text:p>
                  <text:list>
                    <text:list-item>
                      <text:p text:style-name="P8">Army Ranks</text:p>
                    </text:list-item>
                    <text:list-item>
                      <text:p text:style-name="P8">Air Force Ranks</text:p>
                    </text:list-item>
                    <text:list-item>
                      <text:p text:style-name="P8">Navy Ranks</text:p>
                    </text:list-item>
                    <text:list-item>
                      <text:p text:style-name="P8">Marine Ranks</text:p>
                    </text:list-item>
                    <text:list-item>
                      <text:p text:style-name="P8">Coast Guard Ranks</text:p>
                    </text:list-item>
                  </text:list>
                </text:list-item>
                <text:list-item>
                  <text:p text:style-name="P8">State and APO</text:p>
                </text:list-item>
                <text:list-item>
                  <text:p text:style-name="P8">Unit Type</text:p>
                  <text:list>
                    <text:list-item>
                      <text:p text:style-name="P8">Army Units</text:p>
                    </text:list-item>
                    <text:list-item>
                      <text:p text:style-name="P8">Air Force Units</text:p>
                    </text:list-item>
                    <text:list-item>
                      <text:p text:style-name="P8">Navy Units</text:p>
                    </text:list-item>
                    <text:list-item>
                      <text:p text:style-name="P8">Marine Units</text:p>
                    </text:list-item>
                    <text:list-item>
                      <text:p text:style-name="P8">Coast Guard Units</text:p>
                    </text:list-item>
                  </text:list>
                </text:list-item>
              </text:list>
            </text:list-item>
            <text:list-item>
              <text:p text:style-name="P8"><text:soft-page-break/>Units</text:p>
              <text:list>
                <text:list-item>
                  <text:p text:style-name="P8">Unique Identification – Character</text:p>
                </text:list-item>
                <text:list-item>
                  <text:p text:style-name="P8">Unit Name</text:p>
                </text:list-item>
                <text:list-item>
                  <text:p text:style-name="P8">Unit Identification Code</text:p>
                </text:list-item>
                <text:list-item>
                  <text:p text:style-name="P8">Address Mailing/Street – Character</text:p>
                </text:list-item>
                <text:list-item>
                  <text:p text:style-name="P8">State/APO – Character</text:p>
                </text:list-item>
                <text:list-item>
                  <text:p text:style-name="P8">ZIP Code</text:p>
                </text:list-item>
                <text:list-item>
                  <text:p text:style-name="P8">Component Type</text:p>
                </text:list-item>
                <text:list-item>
                  <text:p text:style-name="P8">Unit Type</text:p>
                </text:list-item>
              </text:list>
            </text:list-item>
          </text:list>
        </text:list-item>
        <text:list-item>
          <text:p text:style-name="P8">Personnel Administration</text:p>
          <text:list>
            <text:list-item>
              <text:p text:style-name="P8">Personnel Information</text:p>
              <text:list>
                <text:list-item>
                  <text:p text:style-name="P8">Unique Identification – Character</text:p>
                </text:list-item>
                <text:list-item>
                  <text:p text:style-name="P8">First Name – Character</text:p>
                </text:list-item>
                <text:list-item>
                  <text:p text:style-name="P8">Middle Name – Character</text:p>
                </text:list-item>
                <text:list-item>
                  <text:p text:style-name="P8">Surname – Character</text:p>
                </text:list-item>
                <text:list-item>
                  <text:p text:style-name="P8">Suffix – Character</text:p>
                </text:list-item>
                <text:list-item>
                  <text:p text:style-name="P8">Military Component – Character</text:p>
                </text:list-item>
                <text:list-item>
                  <text:p text:style-name="P8">Rank – Character</text:p>
                </text:list-item>
                <text:list-item>
                  <text:p text:style-name="P8">Home Unit – Character</text:p>
                </text:list-item>
                <text:list-item>
                  <text:p text:style-name="P8">Assigned Unit – Character</text:p>
                </text:list-item>
                <text:list-item>
                  <text:p text:style-name="P8">Personnel Identification – Character</text:p>
                </text:list-item>
              </text:list>
            </text:list-item>
            <text:list-item>
              <text:p text:style-name="P8">Leave Status</text:p>
              <text:list>
                <text:list-item>
                  <text:p text:style-name="P8">Unique Identification – Character</text:p>
                </text:list-item>
                <text:list-item>
                  <text:p text:style-name="P8">Personnel Unique Identification – Character</text:p>
                </text:list-item>
                <text:list-item>
                  <text:p text:style-name="P8">Start Date – Date</text:p>
                </text:list-item>
                <text:list-item>
                  <text:p text:style-name="P8">End Date – Date</text:p>
                </text:list-item>
              </text:list>
            </text:list-item>
            <text:list-item>
              <text:p text:style-name="P8">Profile Status</text:p>
              <text:list>
                <text:list-item>
                  <text:p text:style-name="P8">Unique Identification – Character</text:p>
                </text:list-item>
                <text:list-item>
                  <text:p text:style-name="P8">Personnel Unique Identification – Character</text:p>
                </text:list-item>
                <text:list-item>
                  <text:p text:style-name="P8">Start Date – Date</text:p>
                </text:list-item>
                <text:list-item>
                  <text:p text:style-name="P8">End Date – Date</text:p>
                </text:list-item>
                <text:list-item>
                  <text:p text:style-name="P8">Nonmission – Boolean</text:p>
                </text:list-item>
              </text:list>
            </text:list-item>
          </text:list>
        </text:list-item>
        <text:list-item>
          <text:p text:style-name="P8">Operational Administration</text:p>
          <text:list>
            <text:list-item>
              <text:p text:style-name="P8">Vehicle Administration</text:p>
              <text:list>
                <text:list-item>
                  <text:p text:style-name="P8"><text:soft-page-break/>Unique Identification</text:p>
                </text:list-item>
                <text:list-item>
                  <text:p text:style-name="P8">Vehicle Identification</text:p>
                </text:list-item>
                <text:list-item>
                  <text:p text:style-name="P8">Unit</text:p>
                </text:list-item>
                <text:list-item>
                  <text:p text:style-name="P8">Minimum Personnel</text:p>
                </text:list-item>
              </text:list>
            </text:list-item>
            <text:list-item>
              <text:p text:style-name="P8">Vehicle Status</text:p>
              <text:list>
                <text:list-item>
                  <text:p text:style-name="P8">Unique Identification</text:p>
                </text:list-item>
                <text:list-item>
                  <text:p text:style-name="P8">Vehicle Identification</text:p>
                </text:list-item>
                <text:list-item>
                  <text:p text:style-name="P8">Vehicle Status</text:p>
                </text:list-item>
                <text:list-item>
                  <text:p text:style-name="P8">Start Date</text:p>
                </text:list-item>
                <text:list-item>
                  <text:p text:style-name="P8">End Dat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_5f_Table" style:display-name="Header_Table" style:family="table">
      <style:table-properties style:width="6.925in" table:align="margins"/>
    </style:style>
    <style:style style:name="Header_5f_Table.A" style:display-name="Header_Table.A" style:family="table-column">
      <style:table-column-properties style:column-width="3.4625in" style:rel-column-width="32767*"/>
    </style:style>
    <style:style style:name="Header_5f_Table.B" style:display-name="Header_Table.B" style:family="table-column">
      <style:table-column-properties style:column-width="3.4625in" style:rel-column-width="32768*"/>
    </style:style>
    <style:style style:name="Header_5f_Table.A1" style:display-name="Header_Table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able_20_Contents"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Header_Table" table:style-name="Header_5f_Table">
          <table:table-column table:style-name="Header_5f_Table.A"/>
          <table:table-column table:style-name="Header_5f_Table.B"/>
          <table:table-row>
            <table:table-cell table:style-name="Header_5f_Table.A1" office:value-type="string">
              <text:p text:style-name="MP1">Mission Readiness Tracker Requirements</text:p>
            </table:table-cell>
            <table:table-cell table:style-name="Header_5f_Table.A1" office:value-type="string">
              <text:p text:style-name="MP2">Page <text:page-number text:select-page="current">5</text:page-number> Of <text:page-count>5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fin Strange</meta:initial-creator>
    <meta:creation-date>2018-07-08T11:18:10.52</meta:creation-date>
    <dc:date>2018-07-23T19:21:57.99</dc:date>
    <dc:creator>Elfin Strange</dc:creator>
    <meta:editing-duration>PT19M14S</meta:editing-duration>
    <meta:editing-cycles>2</meta:editing-cycles>
    <meta:generator>OpenOffice/4.1.5$Win32 OpenOffice.org_project/415m1$Build-9789</meta:generator>
    <meta:document-statistic meta:table-count="2" meta:image-count="0" meta:object-count="0" meta:page-count="5" meta:paragraph-count="92" meta:word-count="308" meta:character-count="1706"/>
  </office:meta>
</office:document-meta>
</file>